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AD000000F26E0FDC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131cm" svg:height="8.535cm" svg:x="3.229cm" svg:y="9.702cm">
          <draw:image xlink:href="Pictures/10000200000001AD000000F26E0FDCA3.png" xlink:type="simple" xlink:show="embed" xlink:actuate="onLoad">
            <text:p/>
          </draw:image>
        </draw:frame>
        <draw:rect draw:style-name="gr2" draw:text-style-name="P1" draw:layer="layout" svg:width="0.762cm" svg:height="0.635cm" svg:x="5.064cm" svg:y="11.414cm">
          <text:p/>
        </draw:rect>
        <draw:rect draw:style-name="gr2" draw:text-style-name="P1" draw:layer="layout" svg:width="9.144cm" svg:height="0.889cm" svg:x="4.556cm" svg:y="15.859cm">
          <text:p/>
        </draw:rect>
        <draw:frame draw:style-name="gr3" draw:text-style-name="P1" draw:layer="layout" svg:width="16.998cm" svg:height="2.994cm" svg:x="2.24cm" svg:y="14.0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wasdee" svg:font-family="Sawasdee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style:font-name="Sawasdee" fo:font-family="Sawasdee" style:font-style-name="Bold" style:font-pitch="variable" fo:font-weight="bold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19T13:50:22.534019506</dc:date>
    <meta:generator>LibreOffice/4.2.4.2$Linux_X86_64 LibreOffice_project/420m0$Build-2</meta:generator>
    <meta:editing-duration>P0D</meta:editing-duration>
    <meta:editing-cycles>1</meta:editing-cycles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14pt" fo:font-style="italic" fo:font-weight="bold" officeooo:rsid="001f2e13" officeooo:paragraph-rsid="001f2e13" style:font-size-asian="14pt" style:font-style-asian="italic" style:font-weight-asian="bold" style:font-size-complex="14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iding Opportunity Through Creativity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